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Subtitle">
      <style:text-properties officeooo:rsid="00059759" officeooo:paragraph-rsid="00059759"/>
    </style:style>
    <style:style style:name="P2" style:family="paragraph" style:parent-style-name="Text_20_body">
      <style:text-properties officeooo:rsid="00059759" officeooo:paragraph-rsid="00059759"/>
    </style:style>
    <style:style style:name="P3" style:family="paragraph" style:parent-style-name="Title">
      <style:text-properties officeooo:rsid="00059759" officeooo:paragraph-rsid="00059759"/>
    </style:style>
    <style:style style:name="P4" style:family="paragraph" style:parent-style-name="Text_20_body">
      <style:text-properties officeooo:rsid="0006a129" officeooo:paragraph-rsid="0006a129"/>
    </style:style>
    <style:style style:name="P5" style:family="paragraph" style:parent-style-name="Text_20_body">
      <style:paragraph-properties fo:break-before="page"/>
      <style:text-properties officeooo:rsid="0006a129" officeooo:paragraph-rsid="0006a129"/>
    </style:style>
    <style:style style:name="P6" style:family="paragraph" style:parent-style-name="Text_20_body">
      <style:text-properties officeooo:rsid="00085e31" officeooo:paragraph-rsid="00085e31"/>
    </style:style>
    <style:style style:name="P7" style:family="paragraph" style:parent-style-name="Text_20_body">
      <style:text-properties officeooo:rsid="000a08d9" officeooo:paragraph-rsid="000a08d9"/>
    </style:style>
    <style:style style:name="P8" style:family="paragraph" style:parent-style-name="Text_20_body">
      <style:text-properties officeooo:rsid="000a0dcb" officeooo:paragraph-rsid="000a0dcb"/>
    </style:style>
    <style:style style:name="P9" style:family="paragraph" style:parent-style-name="Text_20_body">
      <style:paragraph-properties fo:break-before="page"/>
      <style:text-properties officeooo:rsid="000a0dcb" officeooo:paragraph-rsid="000a0dcb"/>
    </style:style>
    <style:style style:name="P10" style:family="paragraph" style:parent-style-name="Text_20_body">
      <style:text-properties officeooo:rsid="000a88dc" officeooo:paragraph-rsid="000a88dc"/>
    </style:style>
    <style:style style:name="P11" style:family="paragraph" style:parent-style-name="Text_20_body">
      <style:text-properties officeooo:rsid="000a88dc" officeooo:paragraph-rsid="000a0dcb"/>
    </style:style>
    <style:style style:name="P12" style:family="paragraph" style:parent-style-name="Subtitle">
      <style:text-properties officeooo:rsid="000ebc07" officeooo:paragraph-rsid="000ebc07"/>
    </style:style>
    <style:style style:name="P13" style:family="paragraph" style:parent-style-name="Text_20_body">
      <style:text-properties officeooo:rsid="000ebc07" officeooo:paragraph-rsid="000ebc07"/>
    </style:style>
    <style:style style:name="P14" style:family="paragraph" style:parent-style-name="Subtitle">
      <style:text-properties officeooo:rsid="0010b8f4" officeooo:paragraph-rsid="0010b8f4"/>
    </style:style>
    <style:style style:name="P15" style:family="paragraph" style:parent-style-name="Text_20_body">
      <style:text-properties officeooo:rsid="0010b8f4" officeooo:paragraph-rsid="0010b8f4"/>
    </style:style>
    <style:style style:name="P16" style:family="paragraph" style:parent-style-name="Text_20_body">
      <style:text-properties fo:font-weight="bold" officeooo:rsid="000ebc07" officeooo:paragraph-rsid="000ebc07" style:font-weight-asian="bold" style:font-weight-complex="bold"/>
    </style:style>
    <style:style style:name="P17" style:family="paragraph" style:parent-style-name="Text_20_body">
      <style:text-properties officeooo:rsid="000ee2f3" officeooo:paragraph-rsid="000ee2f3"/>
    </style:style>
    <style:style style:name="P18" style:family="paragraph" style:parent-style-name="Text_20_body">
      <style:text-properties fo:font-weight="normal" officeooo:rsid="000ee2f3" officeooo:paragraph-rsid="000ee2f3" style:font-weight-asian="normal" style:font-weight-complex="normal"/>
    </style:style>
    <style:style style:name="P19" style:family="paragraph" style:parent-style-name="Text_20_body">
      <style:text-properties fo:font-weight="normal" officeooo:rsid="0010b8f4" officeooo:paragraph-rsid="0010b8f4" style:font-weight-asian="normal" style:font-weight-complex="normal"/>
    </style:style>
    <style:style style:name="P20" style:family="paragraph" style:parent-style-name="Text_20_body" style:list-style-name="L1">
      <style:text-properties officeooo:rsid="000ebc07" officeooo:paragraph-rsid="000ebc07"/>
    </style:style>
    <style:style style:name="T1" style:family="text">
      <style:text-properties officeooo:rsid="0006a129"/>
    </style:style>
    <style:style style:name="T2" style:family="text">
      <style:text-properties officeooo:rsid="000a08d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b8f4" style:font-weight-asian="bold" style:font-weight-complex="bold"/>
    </style:style>
    <style:style style:name="T7" style:family="text">
      <style:text-properties officeooo:rsid="0010b8f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 2: PRL</text:p>
      <text:p text:style-name="P1">Glossari:</text:p>
      <text:p text:style-name="P2">Salut: Segons la OMS: Benestar físic, mental i social complet, no només l’absència d’afeccions o malalties.</text:p>
      <text:p text:style-name="P4">Prevenció: Totes les mesures que nosaltres fem servir per tal que l’empresa pugui evitar o reduïr el risc laboral.</text:p>
      <text:p text:style-name="P4">Risc laboral: Possibilitat que una persona pateixi un dany per desenvolupar una feina.</text:p>
      <text:p text:style-name="P4">Dany derivat del treball: Malaltia, patologia o lesió patida amb motiu del treball. </text:p>
      <text:p text:style-name="Subtitle">1. La prevenció de riscos laborals i la salut laboral</text:p>
      <text:p text:style-name="P2"><text:tab/>1. El treball i la salut</text:p>
      <text:p text:style-name="P2">Els motius per què treballem principalment són per diners i per satisfacció personal.</text:p>
      <text:p text:style-name="P2">Si les condicions no són bones, ens pot afectar negativament a la salut tant física com mental.</text:p>
      <text:p text:style-name="P2"><text:tab/><text:tab/>1.1 El dret a la seguretat i la salut en el treball</text:p>
      <text:p text:style-name="P2">El dret a la salut está reconegut a les persones tant per la Unió Europea (<text:span text:style-name="T1">Directiva Marc 89/391</text:span>) com pel Govern Espanyol.</text:p>
      <text:p text:style-name="P4">Organització Internacional del Treball (OIT) (va determinar que els menors de 10 anys no poden treballar) reconeix el dret de les persones treballadores a un entorn de treball segur i saludable, incloent-lo en els principis i drets fonamentals en el treball.</text:p>
      <text:p text:style-name="P4">A nivell nacional, la Llei de prevenció de riscos laborals (1995) i l’estatut dels treballadors.</text:p>
      <text:p text:style-name="P4"><text:tab/><text:tab/>1.2 La prevenció de riscos laborals</text:p>
      <text:p text:style-name="P4">Totes les feines tenen un risc associat, per petit que sigui.</text:p>
      <text:p text:style-name="P5"><text:tab/><text:tab/>1.3 Les condicions de treball i els factors de risc laboral</text:p>
      <text:p text:style-name="P7">Qualsevol característica del treball que pugui afectar el treballador negativament.</text:p>
      <text:p text:style-name="P6">Cada feina te les seves pròpies condicions, les quals es poden classificar en 4 tipus:</text:p>
      <text:p text:style-name="P6">-Característiques dels locals, les instal·lacions i els equips. <text:span text:style-name="T2">(de seguretat)</text:span></text:p>
      <text:p text:style-name="P6"><text:tab/>Espaies, escales, màquines, eines, portes, instal·lacions elèctriques...</text:p>
      <text:p text:style-name="P6">-Naturalesa dels agents químics, físics i biològics. <text:span text:style-name="T2">(mediambientals)</text:span></text:p>
      <text:p text:style-name="P6"><text:tab/>Soroll, vibracions, radiacions, virus, bacteris, pols, fibres...</text:p>
      <text:p text:style-name="P6">-Procediments en la utilització dels agents esmentats. <text:span text:style-name="T2">(ergonòmiques)</text:span></text:p>
      <text:p text:style-name="P6"><text:tab/>Manipulació d’agents contaminants que pugui influir en la generació de riscos.</text:p>
      <text:p text:style-name="P6">-Característiques del treball, incloent-hi les relatives a la seva organització i ordenació. <text:span text:style-name="T2">(psicosocials)</text:span></text:p>
      <text:p text:style-name="P6"><text:tab/>Ritme de treball elevat, treball a torns, treball nocturn, monotonia...</text:p>
      <text:p text:style-name="P6"/>
      <text:p text:style-name="P7"><text:tab/>2. El marc normatiu de la prevenció de riscos laborals</text:p>
      <text:p text:style-name="P7">Quines son les lleis?</text:p>
      <text:p text:style-name="P7">- Llei 31/1995 de prevenció de riscos laborals (Adaptació espanyola Directiva Europea 89/391) que diu que hi ha obligacions per part de l’empresari i del treballador.</text:p>
      <text:p text:style-name="P7"><text:tab/><text:tab/>2.1. Les obligacions i els drets de les persones treballadores relacionades amb <text:tab/><text:tab/>la prevenció de riscos laborals</text:p>
      <text:p text:style-name="P7">Obligacions de la empresa:</text:p>
      <text:p text:style-name="P7">Informar dels riscos, formar els treballadors, proporcionar equips de protecció individual de forma gratuïta, pla de prevenció, avaluació de riscos i planificació de l’acció preventiva, vigilància de la salut (voluntària, gratuïta i confidencial).</text:p>
      <text:p text:style-name="P7"/>
      <text:p text:style-name="P7">Obligacions de les persones treballadores:</text:p>
      <text:p text:style-name="P8">Utilitzar adequadament els equips de treball i els EPI, complir les mesures de protecció, no posar fora de funcionament els dispositius de seguretat, informar l’empresa de qualsevol situació de risc i cooperar amb l’empresa per garantir la seguretat i la salut del treball.</text:p>
      <text:p text:style-name="P8"/>
      <text:p text:style-name="P8">Responsabilitats de l’empresa a nivell legal:</text:p>
      <text:p text:style-name="P8">Administrativa: Quan es produeix un incompliment de la normativa sobre PRL.</text:p>
      <text:p text:style-name="P8">Civil: Quan es produeix un dany en la salut del treballador per incomplir obligacions de PRL.</text:p>
      <text:p text:style-name="P8">Penal: Quan es posi en perill greu la vida, salut o integritat física del treballador.</text:p>
      <text:p text:style-name="P9"><text:tab/>3. Els danys derivats del treball</text:p>
      <text:p text:style-name="P8">Accidents de treball, que són lesions corporals.</text:p>
      <text:p text:style-name="P8">Malalties professionals, que són alteracions de la salut.</text:p>
      <text:p text:style-name="P8">Altres patologies, que estan condicionades per factors no laborals.</text:p>
      <text:p text:style-name="P11"><text:tab/><text:tab/>3.1. Accidents de treball</text:p>
      <text:p text:style-name="P10">Accidents in itinere, accidents en missió i malalties relacionades amb el treball.</text:p>
      <text:p text:style-name="P10">No són accidents de treball:</text:p>
      <text:p text:style-name="P10">Accidents per imprudència temerària o per dol (de manera conscient, voluntària i maliciosa).</text:p>
      <text:p text:style-name="P10"><text:tab/><text:tab/>3.2. Malaltia professional</text:p>
      <text:p text:style-name="P10">Causades per agents químics, agents físics, agents biològics, inhalació de substàncies i agents no inclosos en altres apartats, de la pell no incloses en altres apartats, i causades per </text:p>
      <text:p text:style-name="P10"/>
      <text:p text:style-name="P10"><text:tab/><text:tab/>3.3 Altres patologies</text:p>
      <text:p text:style-name="P10">Venen donades per les condicions psicosocials.</text:p>
      <text:p text:style-name="P10">Fatiga, estrés, insatisfacció laboral, <text:span text:style-name="T3">Burnout</text:span><text:span text:style-name="T4">, envelliment prematur, </text:span><text:span text:style-name="T3">Mobbing</text:span><text:span text:style-name="T4">...</text:span></text:p>
      <text:p text:style-name="P10"><text:span text:style-name="T4"/></text:p>
      <text:p text:style-name="P12">4. Les tècniques de prevenció i de protecció</text:p>
      <text:p text:style-name="P13">Són la classificació per grups de totes les condicions de treball per a poder diferenciar-les per modalitat.</text:p>
      <text:p text:style-name="P13">Tècniques de prevenció i tècniques de protecció.</text:p>
      <text:p text:style-name="P13"/>
      <text:p text:style-name="P16"><text:tab/><text:tab/>4.1. Les tècniques de prevenció</text:p>
      <text:p text:style-name="P13">Les tècniques de prevenció tenen com a objectiu eliminar el riscos, actuant sobre les causes per a evitar-ne la aparició i que causin danys en la salut dels treballadors.</text:p>
      <text:p text:style-name="P13">Tenim de tipus material, i d’informació i formació.</text:p>
      <text:p text:style-name="P13"/>
      <text:list text:style-name="L1">
        <text:list-item>
          <text:p text:style-name="P20"><text:span text:style-name="T5">Seguretat en el treball:</text:span> Evitar els accidents laborals.</text:p>
        </text:list-item>
        <text:list-item>
          <text:p text:style-name="P20"><text:span text:style-name="T5">Higiene industrial:</text:span> Prevenir l’aparició de malalties professionals.</text:p>
        </text:list-item>
        <text:list-item>
          <text:p text:style-name="P20"><text:span text:style-name="T5">Ergonomia:</text:span> Adaptar el treball a les condicions del treballador per evitar la fatiga física o mental.</text:p>
        </text:list-item>
        <text:list-item>
          <text:p text:style-name="P20"><text:span text:style-name="T5">Psicosociologia:</text:span> Prevenir els danys psicològics que pot patir la persona treballadora.</text:p>
        </text:list-item>
        <text:list-item>
          <text:p text:style-name="P20"><text:soft-page-break/><text:span text:style-name="T5">Medicina del treball:</text:span> Mantenir en estat òptim la salut del treballador.</text:p>
        </text:list-item>
      </text:list>
      <text:p text:style-name="P13"/>
      <text:p text:style-name="P13"><text:tab/><text:tab/><text:span text:style-name="T5">4.2.</text:span> <text:span text:style-name="T5">Les tècniques de protecció</text:span></text:p>
      <text:p text:style-name="P17">Les tècniques de protecció són les mesures que s’adopten per a protegir les persones treballadores, eliminant o reduint les possibles conseqüències dels riscos.</text:p>
      <text:p text:style-name="P17"><text:tab/><text:span text:style-name="T5">A. Les tècniques de protecció col·lectiva</text:span></text:p>
      <text:p text:style-name="P18">Les tècniques de protecció col·lectiva tenen com a objectiu la protecció simultània de diverses persones treballadores exposades a un determinat risc.</text:p>
      <text:p text:style-name="P18">Xarxes, ventilació, baranes, <text:span text:style-name="T7">resguards, dispositius de prevenció, interruptor diferencial...</text:span></text:p>
      <text:p text:style-name="P18"/>
      <text:p text:style-name="P18"><text:tab/><text:span text:style-name="T6">B. Els equips de protecció individual</text:span></text:p>
      <text:p text:style-name="P19">Els equips de protecció individual (EPI) són equips portats o subjectats per la persona treballadora per a protegir-se dels riscos que poden amenaçar la seva seguretat i salut en el treball. (És obligatori que tinguin el marcatge «CE», que garanteix que aquell equip ha sigut produït d’acord amb les Normatives Europees de Seguretat.)</text:p>
      <text:p text:style-name="P19"/>
      <text:p text:style-name="P14">5. La senyalització dels riscos laborals</text:p>
      <text:p text:style-name="P15">Senyals en forma de panell, senyals lluminosos, senyals acústics i verbals, i senyals gestual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PP Pier Sans" fo:font-family="'PP Pier Sans'" style:font-family-generic="swiss" style:font-pitch="variable" officeooo:rsid="00059759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PP Pier Sans Bold" fo:font-family="'PP Pier Sans Bold'" style:font-family-generic="swiss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style:font-name="PP Pier Sans Bold" fo:font-family="'PP Pier Sans Bold'" style:font-family-generic="swiss" style:font-pitch="variable" fo:font-size="18pt" officeooo:rsid="00059759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9:45:21.151509057</meta:creation-date>
    <dc:date>2024-11-27T19:11:50.044374870</dc:date>
    <meta:editing-duration>PT16M48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4" meta:paragraph-count="72" meta:word-count="906" meta:character-count="6000" meta:non-whitespace-character-count="5140"/>
  </office:meta>
</office:document-meta>
</file>